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6000000D67F21C77E2915A8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style:font-name="Latin Modern Mono" fo:font-size="11pt" style:font-size-asian="18pt" style:font-size-complex="18pt"/>
    </style:style>
    <style:style style:name="T1" style:family="text">
      <style:text-properties style:font-name="Latin Modern Mono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61cm" svg:height="5.661cm" svg:x="3.139cm" svg:y="3.239cm">
          <draw:image xlink:href="Pictures/10000000000000D6000000D67F21C77E2915A8DC.png" xlink:type="simple" xlink:show="embed" xlink:actuate="onLoad">
            <text:p/>
          </draw:image>
        </draw:frame>
        <draw:line draw:style-name="gr2" draw:text-style-name="P2" draw:layer="layout" svg:x1="6cm" svg:y1="1.6cm" svg:x2="6cm" svg:y2="10.5cm">
          <text:p/>
        </draw:line>
        <draw:line draw:style-name="gr2" draw:text-style-name="P2" draw:layer="layout" svg:x1="2cm" svg:y1="6.5cm" svg:x2="9.6cm" svg:y2="6.5cm">
          <text:p/>
        </draw:line>
        <draw:frame draw:style-name="gr3" draw:text-style-name="P4" draw:layer="layout" svg:width="2.4cm" svg:height="1.826cm" svg:x="1cm" svg:y="6.3cm">
          <draw:text-box>
            <text:p text:style-name="P3"><text:span text:style-name="T1">elevation angle axis</text:span></text:p>
          </draw:text-box>
        </draw:frame>
        <draw:frame draw:style-name="gr3" draw:text-style-name="P4" draw:layer="layout" svg:width="2.4cm" svg:height="1.826cm" svg:x="5.9cm" svg:y="1.4cm">
          <draw:text-box>
            <text:p text:style-name="P3"><text:span text:style-name="T1">azimuth angle ax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14:56:13.559030177</meta:creation-date>
    <dc:date>2017-12-15T15:10:12.283814448</dc:date>
    <meta:editing-duration>PT3M35S</meta:editing-duration>
    <meta:editing-cycles>2</meta:editing-cycles>
    <meta:generator>LibreOffice/5.1.6.2$Linux_X86_64 LibreOffice_project/10m0$Build-2</meta:generator>
    <meta:document-statistic meta:object-count="5"/>
  </office:meta>
</office:document-meta>
</file>